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0D8CB5E5A6AC13DC75.png" manifest:media-type="image/png"/>
  <manifest:file-entry manifest:full-path="Pictures/10000000000004B2000002C91E6837F1D59D053F.png" manifest:media-type="image/png"/>
  <manifest:file-entry manifest:full-path="Pictures/10000000000004B20000021A958EF2B03DDCFF5F.png" manifest:media-type="image/png"/>
  <manifest:file-entry manifest:full-path="Pictures/10000000000004B2000001E8A8FB32F4C68134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72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234cm" svg:x="0.889cm" svg:y="3.718cm">
          <draw:image xlink:href="Pictures/10000000000004B20000021A958EF2B03DDCFF5F.png" xlink:type="simple" xlink:show="embed" xlink:actuate="onLoad">
            <text:p/>
          </draw:image>
        </draw:frame>
        <draw:custom-shape draw:style-name="gr2" draw:text-style-name="P2" draw:layer="layout" svg:width="6.223cm" svg:height="2.286cm" svg:x="22.479cm" svg:y="1.94cm">
          <text:p text:style-name="P1">Open</text:p>
          <text:p text:style-name="P1">Settings Window</text:p>
          <draw:enhanced-geometry svg:viewBox="0 0 21600 21600" draw:glue-points="10800 0 0 10800 10800 21600 21600 10800 ?f40 ?f41" draw:text-areas="0 0 21600 21600" draw:type="rectangular-callout" draw:modifiers="25854.7557840617 38052.6453869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1.802cm" svg:height="12.911cm" svg:x="0.889cm" svg:y="19.558cm">
          <draw:image xlink:href="Pictures/10000000000004B2000001E8A8FB32F4C68134D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1.802cm" svg:height="18.864cm" svg:x="1.27cm" svg:y="1.778cm">
          <draw:image xlink:href="Pictures/10000000000004B2000002C91E6837F1D59D053F.png" xlink:type="simple" xlink:show="embed" xlink:actuate="onLoad">
            <text:p/>
          </draw:image>
        </draw:frame>
        <draw:frame draw:style-name="gr1" draw:text-style-name="P1" draw:layer="layout" svg:width="31.802cm" svg:height="13.89cm" svg:x="1.472cm" svg:y="21.416cm">
          <draw:image xlink:href="Pictures/10000000000004B20000020D8CB5E5A6AC13DC7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19T16:27:06.477595312</dc:date>
    <meta:editing-duration>P1DT4H42M46S</meta:editing-duration>
    <meta:editing-cycles>62</meta:editing-cycles>
    <meta:generator>LibreOffice/6.0.6.2$Linux_X86_64 LibreOffice_project/00m0$Build-2</meta:generator>
    <meta:document-statistic meta:object-count="5"/>
  </office:meta>
</office:document-meta>
</file>